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keyword">in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 Chroota girdikten hemen sonra <text:span text:style-name="rststyle-strong">profile</text:span> dosyamızı etkin hale getirelim.</text:p>
            </text:list-item>
          </text:list>
          <ns0:p ns0:style-name="rststyle-codeblock">$ chroot /mnt /bin/bash<ns0:line-break/>$ source /etc/profile # (Bu komut chroot içerisinde çalıştırılmalı)</ns0:p>
          <text:span text:style-name="rststyle-name">
            <text:span text:style-name="rststyle-builtin">source</text:span>
          </text:span>
          <text:span text:style-name="rststyle-comment">
            <text:span text:style-name="rststyle-single"># (Bu komut chroot içerisinde çalıştırılmalı)</text:span>
          </text:span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$ mount -t efivarfs efivarfs /sys/firmware/efi/efivars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budgie</text:p>
              </table:table-cell>
              <table:table-cell table:style-name="rststyle-rststyle-table-2.A1" office:value-type="string">
                <text:p text:style-name="rststyle-textbody">apt-get install budige-desktop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audio,video,plugdev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  <text:list text:style-name="rststyle-enumlist-arabic">
            <text:list-item>
              <text:p text:style-name="rststyle-enumitem">Network-manager kuralım.</text:p>
            </text:list-item>
          </text:list>
          <ns0:p ns0:style-name="rststyle-codeblock"># Bunu tüm kullanıcılar kurmalıdır.<ns0:line-break/>$ apt-get install network-manager<ns0:line-break/># Bunu kde ve gnome kullanıcılarının kurmasına gerek yok.<ns0:line-break/>$ apt-get install network-manager-gnome</ns0:p>
          <text:span text:style-name="rststyle-comment">
            <text:span text:style-name="rststyle-single"># Bunu tüm kullanıcılar kurmalıdır.
</text:span>
          </text:span>
          <text:span text:style-name="rststyle-comment">
            <text:span text:style-name="rststyle-single"># Bunu kde ve gnome kullanıcılarının kurmasına gerek yok.
</text:span>
          </text:span>
          <text:list text:style-name="rststyle-enumlist-arabic">
            <text:list-item>
              <text:p text:style-name="rststyle-enumitem">Sudo kurulumu ve ayarlamasını yapabilirsiniz (Tavsiye etmem :D)</text:p>
            </text:list-item>
          </text:list>
          <ns0:p ns0:style-name="rststyle-codeblock">$ apt-get install sudo<ns0:line-break/>$ usermod -aG sudo kullanıcıadı</ns0:p>
          <text:list text:style-name="rststyle-enumlist-arabic">
            <text:list-item>
              <text:p text:style-name="rststyle-enumitem">Dil ve klavye ayarlarını yapabiliriz. Türkçe Q klavye için klavye varyantı boş bırakılmalıdır. Türkçe F klavye için varyant kısmına f yazılmalıdır.</text:p>
            </text:list-item>
          </text:list>
          <ns0:p ns0:style-name="rststyle-codeblock">$ dpkg-reconfigure locales # dil ayarı için<ns0:line-break/>$ nano /etc/default/keyboard # bu dosyayı düzenleyin ve kaydedin.</ns0:p>
          <text:span text:style-name="rststyle-comment">
            <text:span text:style-name="rststyle-single"># dil ayarı için
</text:span>
          </text:span>
          <text:span text:style-name="rststyle-comment">
            <text:span text:style-name="rststyle-single"># bu dosyayı düzenleyin ve kaydedin.</text:span>
          </text:span>
          <text:list text:style-name="rststyle-enumlist-arabic">
            <text:list-item>
              <text:p text:style-name="rststyle-enumitem">Grub ekranındaki bekleme süresini kapatabilirsiniz. (isteğe bağlı)</text:p>
            </text:list-item>
          </text:list>
          <text:p text:style-name="rststyle-textbody">Eğer <text:span text:style-name="rststyle-strong">0</text:span> ayarlarsanız grub ekranı gözükmez. <text:span text:style-name="rststyle-strong">-1</text:span> yaparsanız siz tuşa basana kadar sürekli olarak gözükür.</text:p>
          <ns0:p ns0:style-name="rststyle-codeblock">$ sed -i "s/^GRUB_TIMEOUT=.*/GRUB_TIMEOUT=0/g" /etc/default/grub</ns0:p>
          <text:span text:style-name="rststyle-literal">
            <text:span text:style-name="rststyle-string">
              <text:span text:style-name="rststyle-double">"s/^GRUB_TIMEOUT=.*/GRUB_TIMEOUT=0/g"</text:span>
            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11-27T14:35:38</meta:creation-date>
    <dc:creator>a</dc:creator>
    <dc:date>2021-11-27T14:35:38</dc:date>
    <dc:language>en-US</dc:language>
    <meta:editing-cycles>1</meta:editing-cycles>
    <meta:editing-duration>PT00M01S</meta:editing-duration>
    <dc:title>debian kurulumu</dc:title>
  </office:meta>
</office:document-meta>
</file>